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text-properties fo:color="#000000"/>
    </style:style>
    <style:style style:name="P4" style:family="paragraph" style:parent-style-name="Hanging_20_indent">
      <style:paragraph-properties fo:background-color="#33a3a3">
        <style:background-image/>
      </style:paragraph-properties>
      <style:text-properties fo:color="#ffffff"/>
    </style:style>
    <style:style style:name="P5" style:family="paragraph" style:parent-style-name="Standard" style:list-style-name="L2"/>
    <style:style style:name="P6" style:family="paragraph" style:parent-style-name="Text_20_body" style:list-style-name="L3"/>
    <style:style style:name="P7" style:family="paragraph" style:parent-style-name="Text_20_body" style:list-style-name="L3">
      <style:text-properties fo:font-size="12pt" style:font-size-asian="12pt" style:font-size-complex="12pt"/>
    </style:style>
    <style:style style:name="P8" style:family="paragraph" style:parent-style-name="Standard" style:list-style-name="L4"/>
    <style:style style:name="P9" style:family="paragraph" style:parent-style-name="Standard" style:list-style-name="L4">
      <style:text-properties style:text-underline-style="solid" style:text-underline-width="auto" style:text-underline-color="font-color"/>
    </style:style>
    <style:style style:name="P10" style:family="paragraph" style:parent-style-name="Standard" style:list-style-name="L4">
      <style:paragraph-properties fo:text-align="start" style:justify-single-word="false"/>
      <style:text-properties style:text-underline-style="none"/>
    </style:style>
    <style:style style:name="P11" style:family="paragraph" style:parent-style-name="Standard" style:list-style-name="L4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12" style:family="paragraph" style:parent-style-name="Standard">
      <style:text-properties fo:color="#ffffff" style:text-underline-style="solid" style:text-underline-width="auto" style:text-underline-color="font-color"/>
    </style:style>
    <style:style style:name="P13" style:family="paragraph" style:parent-style-name="Standard" style:list-style-name="L5"/>
    <style:style style:name="P14" style:family="paragraph" style:parent-style-name="Standard" style:list-style-name="L6"/>
    <style:style style:name="T1" style:family="text" style:parent-style-name="Source_20_Text">
      <style:text-properties fo:font-size="10pt" style:font-size-asian="10pt" style:font-size-complex="10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Meeting protocol</text:h>
      <text:p text:style-name="P2">9.11.2006</text:p>
      <text:p text:style-name="P3"/>
      <text:p text:style-name="P3"/>
      <text:p text:style-name="P4">Participants</text:p>
      <text:list text:style-name="L2">
        <text:list-item>
          <text:p text:style-name="P5">Thomas Tischler</text:p>
        </text:list-item>
        <text:list-item>
          <text:p text:style-name="P5">Stefan Zeltner</text:p>
        </text:list-item>
        <text:list-item>
          <text:p text:style-name="P5">Philipp Gruber</text:p>
        </text:list-item>
        <text:list-item>
          <text:p text:style-name="P5">Reinhardt Jeschull</text:p>
        </text:list-item>
        <text:list-item>
          <text:p text:style-name="P5">Thomas Kuhndörfer</text:p>
        </text:list-item>
      </text:list>
      <text:p text:style-name="Standard"/>
      <text:p text:style-name="Standard"/>
      <text:p text:style-name="Standard"/>
      <text:p text:style-name="P4">Steps done</text:p>
      <text:list text:style-name="L3">
        <text:list-item>
          <text:p text:style-name="P6">Worked out a standard file header for all source files, see <text:span text:style-name="T1">orga/guidelines/File-Comment-Header.odt</text:span></text:p>
        </text:list-item>
        <text:list-item>
          <text:p text:style-name="P7">Presentation of the gui-prototype with a compilation test on two different linux machines</text:p>
        </text:list-item>
        <text:list-item>
          <text:p text:style-name="P7">After a compilation test of the math library we recognised that different preprocesser terms for modul exports are necessary to achieve plattform independency</text:p>
        </text:list-item>
      </text:list>
      <text:p text:style-name="Standard"/>
      <text:p text:style-name="Standard"/>
      <text:p text:style-name="Standard"/>
      <text:p text:style-name="P4">Tasks until the next meeting</text:p>
      <text:list text:style-name="L4">
        <text:list-item>
          <text:p text:style-name="P8">Find a solution for modul export that is compileable with windows and linux: <text:span text:style-name="T2">rjeschull</text:span></text:p>
          <text:p text:style-name="P9"/>
        </text:list-item>
        <text:list-item>
          <text:p text:style-name="P10">Creation of a matching interface to connect the GUI with the underlying system: <text:span text:style-name="T2">szeltner</text:span>, <text:span text:style-name="T2">ttischler</text:span></text:p>
          <text:p text:style-name="P11"/>
        </text:list-item>
        <text:list-item>
          <text:p text:style-name="P8"><text:span text:style-name="T3">Integration of the new log class into the system. Rewrite of the realizesation of the singleton-behaviour: </text:span><text:span text:style-name="T2">pgruber</text:span></text:p>
        </text:list-item>
      </text:list>
      <text:p text:style-name="P12"/>
      <text:p text:style-name="P12"/>
      <text:p text:style-name="P12"/>
      <text:p text:style-name="P4">Next milestone</text:p>
      <text:list text:style-name="L5">
        <text:list-item>
          <text:p text:style-name="P13">Alpha-Build: 16.11.2006</text:p>
        </text:list-item>
      </text:list>
      <text:p text:style-name="Standard"/>
      <text:p text:style-name="Standard"/>
      <text:p text:style-name="Standard"/>
      <text:p text:style-name="P4">Notes</text:p>
      <text:list text:style-name="L6">
        <text:list-item>
          <text:p text:style-name="P14">A special meeting will be held on 14.11.2006 to complete the first build</text:p>
        </text:list-item>
        <text:list-item>
          <text:p text:style-name="P14">If it's necessary, an additional meeting will be held on 15.11.2006</text:p>
        </text:list-item>
        <text:list-item>
          <text:p text:style-name="P14">A laptop with an installed eclipse windows environment is needed for the next meeting: <text:span text:style-name="T2">pgruber</text:span>, <text:span text:style-name="T2">rjeschul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Nimbus Mono L" style:font-name-asian="Nimbus Mono L" style:font-name-complex="Nimbus Mono L"/>
    </style:style>
    <style:style style:name="Example" style:family="text">
      <style:text-properties style:font-name="Nimbus Mono L" style:font-name-asian="Nimbus Mono L" style:font-name-complex="Nimbus Mono L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Thomas Kuhndörfer</meta:initial-creator>
    <meta:creation-date>2006-11-09T19:40:14</meta:creation-date>
    <dc:creator>Thomas Kuhndörfer</dc:creator>
    <dc:date>2006-11-09T20:05:05</dc:date>
    <dc:language>de-DE</dc:language>
    <meta:editing-cycles>11</meta:editing-cycles>
    <meta:editing-duration>PT24M5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2" meta:word-count="167" meta:character-count="1084"/>
  </office:meta>
</office:document-meta>
</file>